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e5e5e5" draw:opacity="3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e5e5e5" draw:opacity="30%"/>
    </style:style>
    <style:style style:name="P2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3.401cm" svg:height="0.543cm" svg:x="0.524cm" svg:y="0.74cm" svg:viewBox="0 0 3402 544" draw:points="1701,544 0,544 0,0 3402,0 3402,544">
          <text:p/>
        </draw:polygon>
        <draw:path draw:style-name="gr2" draw:text-style-name="P2" draw:layer="layout" svg:width="10.376cm" svg:height="0.932cm" svg:x="0.723cm" svg:y="0.637cm" svg:viewBox="0 0 10377 933" svg:d="M306 493c0 45 22 80 63 107 42 28 103 41 185 41 27 0 52 0 75-1s42-3 57-4v-262c-19-6-44-11-75-15-30-4-60-6-90-6-143 0-215 47-215 140zM986 735c-27 4-58 8-93 12-35 3-72 6-111 8-37 3-77 5-117 6-39 2-77 3-112 3-88 0-166-6-234-18-69-12-127-30-173-53-48-23-84-51-109-83-25-33-37-70-37-110 0-42 11-79 32-112 22-33 53-62 93-85s89-41 147-53c59-13 126-19 202-19 41 0 79 2 111 6 33 4 67 10 101 17v-231l300-23zM1217 501c0-46 14-85 42-119 29-34 68-62 115-85 47-22 101-39 161-51 62-12 125-18 190-18 150 0 270 23 356 67 88 44 131 109 131 195 0 9 0 18-1 28-2 10-3 18-5 26h-681c7 30 36 54 87 71 50 17 119 26 206 26 54 0 109-2 161-7 53-5 97-11 131-18l40 117c-16 4-38 8-64 12-27 4-57 7-91 10-33 3-67 5-105 7-37 2-75 3-113 3-95 0-179-7-250-20-70-14-128-33-175-56-46-23-81-52-103-84-21-32-32-67-32-104zM1922 445c-1-12-6-24-14-36-6-11-18-21-34-30-15-9-35-17-59-23-22-5-52-8-86-8-33 0-63 3-87 8s-45 13-61 22-28 19-37 31-15 24-19 36zM2733 752c-69-65-138-141-210-227-69-87-136-181-200-283h319c13 25 29 53 46 83 19 28 38 58 57 89 20 29 40 58 59 87 19 28 39 54 58 77 17-23 36-49 56-77 20-29 40-58 59-87 19-31 39-61 56-89 19-30 35-58 48-83h311c-63 102-130 196-202 283-69 86-139 162-207 227zM3944 80c24 22 52 48 83 80 32 31 65 65 99 102 35 36 69 73 103 111 33 38 65 74 94 107 30-33 61-69 95-107s67-75 101-111c35-37 68-71 98-102 33-32 61-58 85-80h286c14 45 26 95 37 151 12 55 21 112 29 172 10 59 18 119 25 179 8 60 15 116 20 170h-306c-5-66-10-137-16-214-7-76-17-154-31-232-24 27-50 57-80 90-29 33-60 66-89 99-28 33-56 64-82 95-27 29-50 55-69 76h-220c-19-21-42-47-69-76-26-31-55-62-84-95-28-33-57-66-87-99-29-33-56-63-80-90-14 78-24 156-31 232-7 77-12 148-16 214h-306c5-54 11-110 18-170 8-60 16-120 24-179 10-60 20-117 30-172 13-56 25-106 39-151zM6268 734c-52 7-117 14-198 19-81 7-166 10-254 10-90 0-165-6-226-17-59-12-106-28-141-49s-60-46-75-75c-14-30-22-61-22-96v-284h301v266c0 47 12 81 38 101 25 21 73 31 143 31 21 0 45 0 69-1s45-2 64-4v-393h301zM6954 651c30 0 58-1 85-1 27-1 48-2 65-3v-109c-12-2-31-3-55-4-24-2-46-2-66-2-29 0-55 0-81 3-24 1-46 4-65 8-18 5-33 11-43 19-12 7-17 17-17 29 0 22 16 38 46 47 33 8 76 13 131 13zM6930 228c89 0 163 5 222 15 60 10 106 24 142 42 35 18 61 40 76 66 15 25 22 54 22 86v300c-43 5-103 10-180 15-76 7-168 10-277 10-69 0-131-3-188-9-55-5-103-15-143-28-41-13-72-31-93-52-22-21-32-48-32-78s12-55 36-76c26-20 59-37 101-49 41-13 89-21 143-26 53-6 110-9 168-9 38 0 73 1 102 3 31 1 56 3 75 6v-14c0-24-16-44-47-59-30-15-84-22-161-22-51 0-101 2-151 6-49 3-93 8-129 14l-38-116c17-3 39-5 64-8 27-3 56-6 87-8 31-3 63-4 97-6 35-2 70-3 104-3zM7663 259c52-6 117-13 199-19 80-6 165-9 253-9 90 0 165 5 224 17 61 11 108 27 143 47 35 21 60 45 75 74 14 28 22 60 22 95v288h-300v-271c0-46-13-79-39-99-25-19-73-29-143-29-21 0-44 1-68 2-25 1-46 2-65 3v394h-301zM9107 480c0 81 68 121 204 121 30 0 60-2 86-6 27-3 50-8 69-13v-230c-15-2-32-3-53-3-20-2-43-2-70-2-80 0-139 12-178 38-38 24-58 57-58 95zM9766 688c0 83-45 145-133 184-87 41-223 61-407 61-64 0-130-2-194-8-64-5-124-12-179-22l52-121c48 9 97 17 148 22 52 5 111 8 177 8 86 0 147-9 182-27 35-19 54-42 54-70v-19c-32 7-66 13-101 16-34 4-70 6-111 6-146 0-258-21-336-63-79-42-117-100-117-175 0-37 11-71 36-101 24-31 59-58 105-80s104-38 171-50 143-18 228-18c36 0 73 0 111 2 39 1 77 4 115 6 37 3 73 6 106 10 35 3 66 7 93 10zM10348 752h-300v-510h300zM10377 95c0 26-19 47-55 63-35 15-76 22-125 22-48 0-91-7-126-22-36-16-53-37-53-63s17-47 53-62c35-15 78-23 126-23 49 0 90 8 125 23 36 15 55 36 55 62z">
          <text:p/>
        </draw:path>
        <draw:polygon draw:style-name="gr2" draw:text-style-name="P2" draw:layer="layout" svg:width="9.997cm" svg:height="0.116cm" svg:x="0.636cm" svg:y="1.146cm" svg:viewBox="0 0 9998 117" draw:points="0,0 9998,0 9998,117 0,117">
          <text:p/>
        </draw:polygon>
        <draw:polygon draw:style-name="gr2" draw:text-style-name="P2" draw:layer="layout" svg:width="0.582cm" svg:height="0.116cm" svg:x="10.629cm" svg:y="1.146cm" svg:viewBox="0 0 583 117" draw:points="0,0 583,0 583,117 0,11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853cm" fo:page-height="2.2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31T09:43:19.919916058</dc:date>
    <meta:editing-duration>PT5M45S</meta:editing-duration>
    <meta:editing-cycles>2</meta:editing-cycles>
    <meta:generator>LibreOffice/6.0.7.3$Linux_X86_64 LibreOffice_project/00m0$Build-3</meta:generator>
    <meta:document-statistic meta:object-count="4"/>
  </office:meta>
</office:document-meta>
</file>